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Processor.getAut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ntextManag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Processor.Main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ntextManager.setConfiguration( Http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ntextManager.createContext( String strUrl , HttpProcessor process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nProcessor.process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nagedContextManag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ntextManager.getMain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nProcessor.displayServices(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anagedContextManag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dContextManag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nProcessor.get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ContextManag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dContextManager.remove(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